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6.773cm"/>
    </style:style>
    <style:style style:name="co11" style:family="table-column">
      <style:table-column-properties fo:break-before="auto" style:column-width="8.128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SRAM-ROMBANK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enum PS2_CMD_STATUS : uint8_t {</text:p>
              <text:p text:style-name="P1"><text:s text:c="2"/>IDLE = 0,</text:p>
              <text:p text:style-name="P1"><text:s text:c="2"/>CMD_PENDING = 1,</text:p>
              <text:p text:style-name="P1"><text:s text:c="2"/>CMD_ACK = 0xFA,</text:p>
              <text:p text:style-name="P1"><text:s text:c="2"/>CMD_ERR = 0xFE</text:p>
              <text:p text:style-name="P1">};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NORA REG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 table:number-rows-repeated="4">
          <table:table-cell table:number-columns-repeated="5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3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3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5-14T00:11:06.090963115</dc:date>
    <meta:editing-duration>PT5H17M</meta:editing-duration>
    <meta:editing-cycles>27</meta:editing-cycles>
    <meta:generator>LibreOffice/7.3.7.2$Linux_X86_64 LibreOffice_project/30$Build-2</meta:generator>
    <meta:document-statistic meta:table-count="7" meta:cell-count="628" meta:object-count="0"/>
  </office:meta>
</office:document-meta>
</file>